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5.604cm"/>
    </style:style>
    <style:style style:name="co7" style:family="table-column">
      <style:table-column-properties fo:break-before="auto" style:column-width="6.662cm"/>
    </style:style>
    <style:style style:name="co8" style:family="table-column">
      <style:table-column-properties fo:break-before="auto" style:column-width="6.7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53cm" fo:break-before="auto" style:use-optimal-row-height="false"/>
    </style:style>
    <style:style style:name="ro3" style:family="table-row">
      <style:table-row-properties style:row-height="1.182cm" fo:break-before="auto" style:use-optimal-row-height="true"/>
    </style:style>
    <style:style style:name="ro4" style:family="table-row">
      <style:table-row-properties style:row-height="1.942cm" fo:break-before="auto" style:use-optimal-row-height="true"/>
    </style:style>
    <style:style style:name="ro5" style:family="table-row">
      <style:table-row-properties style:row-height="1.563cm" fo:break-before="auto" style:use-optimal-row-height="true"/>
    </style:style>
    <style:style style:name="ro6" style:family="table-row">
      <style:table-row-properties style:row-height="0.423cm" fo:break-before="auto" style:use-optimal-row-height="true"/>
    </style:style>
    <style:style style:name="ro7" style:family="table-row">
      <style:table-row-properties style:row-height="0.803cm" fo:break-before="auto" style:use-optimal-row-height="true"/>
    </style:style>
    <style:style style:name="ro8" style:family="table-row">
      <style:table-row-properties style:row-height="1.977cm" fo:break-before="auto" style:use-optimal-row-height="true"/>
    </style:style>
    <style:style style:name="ro9" style:family="table-row">
      <style:table-row-properties style:row-height="0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ext-properties style:text-position="" style:font-name="Verdana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Verdana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position="" style:font-name="Verdana" fo:font-weight="bold" style:font-weight-asian="bold" style:font-weight-complex="bold"/>
    </style:style>
    <style:style style:name="ce4" style:family="table-cell" style:parent-style-name="Default" style:data-style-name="N39">
      <style:table-cell-properties style:text-align-source="fix" style:repeat-content="false"/>
      <style:paragraph-properties fo:text-align="start" fo:margin-left="0cm"/>
      <style:text-properties style:text-position="" style:font-name="Verdana"/>
    </style:style>
    <style:style style:name="ce5" style:family="table-cell" style:parent-style-name="Default">
      <style:table-cell-properties fo:background-color="#000000" style:vertical-align="middle"/>
      <style:text-properties style:font-name="Verdan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wrap-option="wrap" style:vertical-align="middle"/>
      <style:text-properties style:font-name="Verdana" fo:font-size="9pt" style:font-size-asian="9pt" style:font-size-complex="9pt"/>
    </style:style>
    <style:style style:name="ce7" style:family="table-cell" style:parent-style-name="Default">
      <style:table-cell-properties fo:wrap-option="wrap" style:vertical-align="middle"/>
      <style:text-properties fo:color="#c0c0c0" style:font-name="Verdana" fo:font-size="9pt" style:font-size-asian="9pt" style:font-size-complex="9pt"/>
    </style:style>
    <style:style style:name="ce8" style:family="table-cell" style:parent-style-name="Default">
      <style:table-cell-properties style:vertical-align="middle"/>
      <style:text-properties style:font-name="Verdana" fo:font-size="9pt" style:font-size-asian="9pt" style:font-size-complex="9pt"/>
    </style:style>
    <style:style style:name="ce9" style:family="table-cell" style:parent-style-name="Default">
      <style:table-cell-properties style:vertical-align="middle"/>
      <style:text-properties fo:color="#c0c0c0" style:font-name="Verdana" fo:font-size="9pt" style:font-size-asian="9pt" style:font-size-complex="9pt"/>
    </style:style>
    <style:style style:name="ce10" style:family="table-cell" style:parent-style-name="Default">
      <style:table-cell-properties style:vertical-align="middle"/>
      <style:text-properties style:font-name="Verdana" fo:font-size="9pt" fo:font-style="normal" style:font-size-asian="9pt" style:font-style-asian="normal" style:font-size-complex="9pt" style:font-style-complex="normal"/>
    </style:style>
    <style:style style:name="ce11" style:family="table-cell" style:parent-style-name="Default">
      <style:table-cell-properties fo:wrap-option="wrap" style:vertical-align="middle"/>
      <style:text-properties style:font-name="Verdana"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fo:background-color="#000000" fo:wrap-option="wrap" style:vertical-align="middle"/>
      <style:text-properties style:font-name="Verdana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ext-properties style:font-name="Verdana" fo:font-size="9pt" style:font-size-asian="9pt" style:font-size-complex="9pt"/>
    </style:style>
    <style:style style:name="ce14" style:family="table-cell" style:parent-style-name="Default">
      <style:table-cell-properties fo:wrap-option="wrap" style:vertical-align="middle"/>
      <style:text-properties style:font-name="Verdana" fo:font-size="9pt" style:font-name-asian="SimSun" style:font-size-asian="9pt" style:font-name-complex="Lucida Sans" style:font-size-complex="9pt"/>
    </style:style>
    <style:style style:name="ce15" style:family="table-cell" style:parent-style-name="Default">
      <style:table-cell-properties style:vertical-align="middle"/>
      <style:text-properties style:font-name="Verdana" fo:font-size="9pt" fo:font-style="italic" style:font-size-asian="9pt" style:font-style-asian="italic" style:font-size-complex="9pt" style:font-style-complex="italic"/>
    </style:style>
    <style:style style:name="ce16" style:family="table-cell" style:parent-style-name="Default">
      <style:table-cell-properties style:vertical-align="middle"/>
      <style:text-properties style:font-name="Verdana" fo:font-size="9pt" fo:language="en" fo:country="US" fo:font-style="italic" style:font-name-asian="Verdana" style:font-size-asian="9pt" style:language-asian="en" style:country-asian="US" style:font-style-asian="italic" style:font-name-complex="Verdana" style:font-size-complex="9pt" style:language-complex="en" style:country-complex="US" style:font-style-complex="italic"/>
    </style:style>
    <style:style style:name="ce17" style:family="table-cell" style:parent-style-name="Default">
      <style:table-cell-properties style:vertical-align="middle"/>
      <style:text-properties style:font-name="Verdana" fo:font-size="9pt" fo:language="en" fo:country="US" fo:font-style="normal" style:font-name-asian="Verdana" style:font-size-asian="9pt" style:language-asian="en" style:country-asian="US" style:font-style-asian="normal" style:font-name-complex="Verdana" style:font-size-complex="9pt" style:language-complex="en" style:country-complex="US" style:font-style-complex="normal"/>
    </style:style>
    <style:style style:name="ce18" style:family="table-cell" style:parent-style-name="Default">
      <style:table-cell-properties style:vertical-align="middle"/>
      <style:text-properties style:font-name="Verdana" fo:font-size="9pt" style:font-name-asian="SimSun" style:font-size-asian="9pt" style:font-name-complex="Lucida Sans" style:font-size-complex="9pt"/>
    </style:style>
    <style:style style:name="T1" style:family="text">
      <style:text-properties style:text-outline="false" style:text-line-through-style="none" fo:font-style="italic" fo:text-shadow="none" style:text-underline-style="none" fo:font-weight="normal" style:font-name-asian="Lucida Sans1" style:font-size-asian="8pt" style:font-style-asian="italic" style:font-weight-asian="normal" style:font-name-complex="Lucida Sans1" style:font-size-complex="8pt" style:font-style-complex="italic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9pt" fo:font-style="normal" fo:text-shadow="none" style:text-underline-style="none" fo:font-weight="normal" style:font-name-asian="Lucida Sans1" style:font-size-asian="9pt" style:font-style-asian="normal" style:font-weight-asian="normal" style:font-name-complex="Lucida Sans1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c0c0c0" fo:font-style="normal" style:font-style-asian="normal" style:font-style-complex="normal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style:use-window-font-color="true" fo:font-style="normal" style:font-style-asian="normal" style:font-style-complex="normal"/>
    </style:style>
    <style:style style:name="T10" style:family="text">
      <style:text-properties style:text-outline="false" style:text-line-through-style="none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fo:font-style="italic" fo:text-shadow="none" style:text-underline-style="none" fo:font-weight="normal" style:font-name-asian="Lucida Sans1" style:font-size-asian="10pt" style:font-style-asian="italic" style:font-weight-asian="normal" style:font-name-complex="Lucida Sans1" style:font-size-complex="10pt" style:font-style-complex="italic" style:font-weight-complex="normal" style:text-emphasize="none" style:text-overline-style="none" style:text-overline-color="font-color"/>
    </style:style>
    <style:style style:name="T12" style:family="text">
      <style:text-properties fo:color="#c0c0c0" style:text-outline="false" style:text-line-through-style="none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font-size="9pt" fo:font-style="italic" fo:text-shadow="none" style:text-underline-style="none" fo:font-weight="normal" style:font-name-asian="Verdana" style:font-size-asian="9pt" style:font-style-asian="italic" style:font-weight-asian="normal" style:font-name-complex="Verdana" style:font-size-complex="9pt" style:font-style-complex="italic" style:font-weight-complex="normal" style:text-emphasize="none" style:text-overline-style="none" style:text-overline-color="font-color"/>
    </style:style>
    <style:style style:name="T14" style:family="text">
      <style:text-properties fo:color="#c0c0c0" style:text-outline="false" style:text-line-through-style="none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Verdana" fo:font-size="9pt" style:font-size-asian="9pt" style:font-size-complex="9pt"/>
    </style:style>
    <style:style style:name="T17" style:family="text">
      <style:text-properties style:font-name="Verdana" fo:font-size="9pt" fo:font-style="italic" style:font-size-asian="9pt" style:font-style-asian="italic" style:font-size-complex="9pt" style:font-style-complex="italic"/>
    </style:style>
    <style:style style:name="T18" style:family="text">
      <style:text-properties style:text-outline="false" style:text-line-through-style="none" style:font-name="Verdana" fo:font-size="9pt" fo:font-style="italic" fo:text-shadow="none" style:text-underline-style="none" fo:font-weight="normal" style:font-name-asian="Lucida Sans1" style:font-size-asian="9pt" style:font-style-asian="italic" style:font-weight-asian="normal" style:font-name-complex="Lucida Sans1" style:font-size-complex="9pt" style:font-style-complex="italic" style:font-weight-complex="normal" style:text-emphasize="none" style:text-overline-style="none" style:text-overline-color="font-color"/>
    </style:style>
    <style:style style:name="T19" style:family="text">
      <style:text-properties style:font-name="Verdana" fo:font-size="9pt" style:font-name-asian="Lucida Sans1" style:font-size-asian="9pt" style:font-name-complex="Lucida Sans1" style:font-size-complex="9pt"/>
    </style:style>
    <style:style style:name="T20" style:family="text">
      <style:text-properties style:text-outline="false" style:text-line-through-style="none" fo:font-style="normal" fo:text-shadow="none" style:text-underline-style="none" fo:font-weight="normal" style:font-name-asian="Verdana" style:font-size-asian="7pt" style:font-style-asian="normal" style:font-weight-asian="normal" style:font-name-complex="Verdana" style:font-size-complex="7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outline="false" style:text-line-through-style="none" fo:font-style="italic" fo:text-shadow="none" style:text-underline-style="none" fo:font-weight="normal" style:font-name-asian="Lucida Sans1" style:font-size-asian="7pt" style:font-style-asian="italic" style:font-weight-asian="normal" style:font-name-complex="Lucida Sans1" style:font-size-complex="7pt" style:font-style-complex="italic" style:font-weight-complex="normal" style:text-emphasize="none" style:text-overline-style="none" style:text-overline-color="font-color"/>
    </style:style>
    <style:style style:name="T22" style:family="text">
      <style:text-properties style:text-outline="false" style:text-line-through-style="none" style:font-name="Lucida Sans1" fo:font-size="10pt" fo:font-style="italic" fo:text-shadow="none" style:text-underline-style="none" fo:font-weight="normal" style:font-name-asian="Lucida Sans1" style:font-size-asian="10pt" style:font-style-asian="italic" style:font-weight-asian="normal" style:font-name-complex="Lucida Sans1" style:font-size-complex="10pt" style:font-style-complex="italic" style:font-weight-complex="normal" style:text-emphasize="none" style:text-overline-style="none" style:text-overline-color="font-color"/>
    </style:style>
    <style:style style:name="T23" style:family="text">
      <style:text-properties style:text-outline="false" style:text-line-through-style="none" style:font-name="Lucida Sans1" fo:font-size="9pt" fo:font-style="normal" fo:text-shadow="none" style:text-underline-style="none" fo:font-weight="normal" style:font-name-asian="Lucida Sans1" style:font-size-asian="9pt" style:font-style-asian="normal" style:font-weight-asian="normal" style:font-name-complex="Lucida Sans1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6" table:number-rows-spanned="3">
            <text:p>Ginger Syntax Comparison Matrix / Cheatsheet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covered-table-cell table:number-columns-repeated="6" table:style-name="ce3"/>
          <table:table-cell table:number-columns-repeated="1017"/>
        </table:table-row>
        <table:table-row table:style-name="ro1">
          <table:table-cell/>
          <table:covered-table-cell table:number-columns-repeated="6"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uthor</text:p>
          </table:table-cell>
          <table:table-cell office:value-type="string">
            <text:p>Stephen Lea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e</text:p>
          </table:table-cell>
          <table:table-cell table:style-name="ce4" office:value-type="date" office:date-value="2012-11-28">
            <text:p>28 Nov 12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1017" table:default-cell-style-name="ce8"/>
        <table:table-row table:style-name="ro2">
          <table:table-cell table:style-name="ce5" office:value-type="string">
            <text:p>Area</text:p>
          </table:table-cell>
          <table:table-cell table:style-name="ce5" office:value-type="string">
            <text:p>Area Help Tag</text:p>
          </table:table-cell>
          <table:table-cell table:style-name="ce12" office:value-type="string">
            <text:p>Feature</text:p>
          </table:table-cell>
          <table:table-cell table:style-name="ce12" office:value-type="string">
            <text:p>Feature Help Tags</text:p>
          </table:table-cell>
          <table:table-cell table:style-name="ce5" office:value-type="string">
            <text:p>Common Syntax</text:p>
          </table:table-cell>
          <table:table-cell table:style-name="ce5" office:value-type="string">
            <text:p>C/Javascript Style Syntax</text:p>
          </table:table-cell>
          <table:table-cell table:style-name="ce5" office:value-type="string">
            <text:p>Lisp-Style Syntax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Literals</text:p>
          </table:table-cell>
          <table:table-cell table:style-name="ce6" office:value-type="string">
            <text:p>syntax literal constant</text:p>
          </table:table-cell>
          <table:table-cell office:value-type="string">
            <text:p>Literal String</text:p>
          </table:table-cell>
          <table:table-cell office:value-type="string">
            <text:p>string</text:p>
          </table:table-cell>
          <table:table-cell office:value-type="string">
            <text:p>e.g. "this is a string"</text:p>
          </table:table-cell>
          <table:table-cell office:value-type="string">
            <text:p>As Common</text:p>
          </table:table-cell>
          <table:table-cell office:value-type="string">
            <text:p>"this is a string"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Literals</text:p>
          </table:table-cell>
          <table:table-cell table:style-name="ce6" office:value-type="string">
            <text:p>syntax literal constant</text:p>
          </table:table-cell>
          <table:table-cell office:value-type="string">
            <text:p>Literal Character(s)</text:p>
          </table:table-cell>
          <table:table-cell office:value-type="string">
            <text:p>character</text:p>
          </table:table-cell>
          <table:table-cell office:value-type="string">
            <text:p>e.g. 'x'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Literals</text:p>
          </table:table-cell>
          <table:table-cell table:style-name="ce6" office:value-type="string">
            <text:p>syntax literal constant</text:p>
          </table:table-cell>
          <table:table-cell office:value-type="string">
            <text:p>Literal Symbol</text:p>
          </table:table-cell>
          <table:table-cell office:value-type="string">
            <text:p>symbol</text:p>
          </table:table-cell>
          <table:table-cell office:value-type="string">
            <text:p>e.g. `foobar`</text:p>
          </table:table-cell>
          <table:table-cell office:value-type="string">
            <text:p>As Common</text:p>
          </table:table-cell>
          <table:table-cell office:value-type="string">
            <text:p>'x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Escape characters for whitespace in literal strings, characters and <text:span text:style-name="T2">symbols</text:span></text:p>
          </table:table-cell>
          <table:table-cell office:value-type="string">
            <text:p>whitespace escape string character symbol</text:p>
          </table:table-cell>
          <table:table-cell office:value-type="string">
            <text:p>\n \r \t \v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Escape escape character in literal strings, characters and strings</text:p>
          </table:table-cell>
          <table:table-cell office:value-type="string">
            <text:p>escape-escape string character symbol</text:p>
          </table:table-cell>
          <table:table-cell office:value-type="string">
            <text:p>\\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Escaping quotes in literal strings, characters and symbols</text:p>
          </table:table-cell>
          <table:table-cell office:value-type="string">
            <text:p>quote escape string character symbol</text:p>
          </table:table-cell>
          <table:table-cell office:value-type="string">
            <text:p>\' \" \`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Literals</text:p>
          </table:table-cell>
          <table:table-cell table:style-name="ce6" office:value-type="string">
            <text:p>syntax literal</text:p>
          </table:table-cell>
          <table:table-cell office:value-type="string">
            <text:p>Interpolation</text:p>
          </table:table-cell>
          <table:table-cell office:value-type="string">
            <text:p>interpolation string character symbol</text:p>
          </table:table-cell>
          <table:table-cell office:value-type="string">
            <text:p>\( <text:span text:style-name="T5">expr</text:span><text:span text:style-name="T6"> )</text:span></text:p>
          </table:table-cell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6">
          <table:table-cell table:style-name="ce7"/>
          <table:table-cell table:style-name="ce6"/>
          <table:table-cell office:value-type="string">
            <text:p>Integers</text:p>
          </table:table-cell>
          <table:table-cell office:value-type="string">
            <text:p>integer</text:p>
          </table:table-cell>
          <table:table-cell office:value-type="string">
            <text:p>e.g. 123</text:p>
          </table:table-cell>
          <table:table-cell table:number-columns-repeated="1019"/>
        </table:table-row>
        <table:table-row table:style-name="ro5">
          <table:table-cell table:style-name="ce7"/>
          <table:table-cell table:style-name="ce6"/>
          <table:table-cell office:value-type="string">
            <text:p>Floating point</text:p>
          </table:table-cell>
          <table:table-cell office:value-type="string">
            <text:p>float double real</text:p>
          </table:table-cell>
          <table:table-cell table:style-name="ce6" office:value-type="string">
            <text:p>e.g. 0.123, 123.0, 123.456, 1e-14</text:p>
            <text:p>(scientific notation not implemented, nor transreal values)</text:p>
          </table:table-cell>
          <table:table-cell table:number-columns-repeated="1019"/>
        </table:table-row>
        <table:table-row table:style-name="ro6">
          <table:table-cell office:value-type="string">
            <text:p>Variables</text:p>
          </table:table-cell>
          <table:table-cell office:value-type="string">
            <text:p>variable</text:p>
          </table:table-cell>
          <table:table-cell office:value-type="string">
            <text:p>Variables</text:p>
          </table:table-cell>
          <table:table-cell office:value-type="string">
            <text:p>name</text:p>
          </table:table-cell>
          <table:table-cell office:value-type="string">
            <text:p>e.g. thisIsA_VariableName012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4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Binding of implicitly assign-protected variable</text:p>
          </table:table-cell>
          <table:table-cell office:value-type="string">
            <text:p>bind define assign non-assignable protect read-only</text:p>
          </table:table-cell>
          <table:table-cell table:style-name="ce15" office:value-type="string">
            <text:p>variable<text:span text:style-name="T6"> := </text:span><text:span text:style-name="T5">expr</text:span><text:span text:style-name="T6"> </text:span><text:span text:style-name="T7">OR</text:span></text:p>
            <text:p><text:span text:style-name="T5">expr</text:span><text:span text:style-name="T6"> =: </text:span><text:span text:style-name="T5">variable</text:span></text:p>
          </table:table-cell>
          <table:table-cell office:value-type="string">
            <text:p><text:span text:style-name="T6">val </text:span><text:span text:style-name="T5">variable</text:span><text:span text:style-name="T6"> = </text:span><text:span text:style-name="T5">expr</text:span>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4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Binding of explicitly assign-protected variable</text:p>
          </table:table-cell>
          <table:table-cell office:value-type="string">
            <text:p>bind define assign non-assignable protect read-only</text:p>
          </table:table-cell>
          <table:table-cell table:style-name="ce15" office:value-type="string">
            <text:p><text:span text:style-name="T6">val </text:span>variable<text:span text:style-name="T6"> := </text:span><text:span text:style-name="T5">expr</text:span><text:span text:style-name="T6"> </text:span><text:span text:style-name="T7">OR</text:span></text:p>
            <text:p><text:span text:style-name="T5">expr</text:span><text:span text:style-name="T6"> =: val </text:span><text:span text:style-name="T5">variable</text:span>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Binding of explicitly assignable variable</text:p>
          </table:table-cell>
          <table:table-cell office:value-type="string">
            <text:p>bind define assign assignable read-write</text:p>
          </table:table-cell>
          <table:table-cell table:style-name="ce15" office:value-type="string">
            <text:p><text:span text:style-name="T6">var </text:span>variable<text:span text:style-name="T6"> := </text:span><text:span text:style-name="T5">expr</text:span><text:span text:style-name="T6"> </text:span><text:span text:style-name="T7">OR</text:span></text:p>
            <text:p><text:span text:style-name="T5">expr</text:span><text:span text:style-name="T6"> =: var </text:span><text:span text:style-name="T5">variable</text:span></text:p>
          </table:table-cell>
          <table:table-cell table:number-columns-repeated="1019"/>
        </table:table-row>
        <table:table-row table:style-name="ro7">
          <table:table-cell table:style-name="ce9" office:value-type="string">
            <text:p>Variables</text:p>
          </table:table-cell>
          <table:table-cell table:style-name="ce9" office:value-type="string">
            <text:p>variable</text:p>
          </table:table-cell>
          <table:table-cell office:value-type="string">
            <text:p>Assignment</text:p>
          </table:table-cell>
          <table:table-cell office:value-type="string">
            <text:p>assign</text:p>
          </table:table-cell>
          <table:table-cell table:style-name="ce15" office:value-type="string">
            <text:p>variable<text:span text:style-name="T6"> ::= </text:span><text:span text:style-name="T5">expr </text:span><text:span text:style-name="T7">OR</text:span></text:p>
            <text:p><text:span text:style-name="T8">expr</text:span><text:span text:style-name="T9"> =:: </text:span><text:span text:style-name="T8">variable</text:span></text:p>
          </table:table-cell>
          <table:table-cell table:style-name="ce15" office:value-type="string">
            <text:p>variable = expr</text:p>
          </table:table-cell>
          <table:table-cell office:value-type="string">
            <text:p>(set <text:span text:style-name="T5">variable</text:span><text:span text:style-name="T6"> </text:span><text:span text:style-name="T5">expr</text:span><text:span text:style-name="T6">)</text:span></text:p>
          </table:table-cell>
          <table:table-cell table:number-columns-repeated="1017"/>
        </table:table-row>
        <table:table-row table:style-name="ro1">
          <table:table-cell office:value-type="string">
            <text:p>Application</text:p>
          </table:table-cell>
          <table:table-cell office:value-type="string">
            <text:p>call apply invoke</text:p>
          </table:table-cell>
          <table:table-cell table:style-name="Default" office:value-type="string">
            <text:p>Prefix apply</text:p>
          </table:table-cell>
          <table:table-cell table:style-name="ce13" office:value-type="string">
            <text:p>prefix</text:p>
          </table:table-cell>
          <table:table-cell table:style-name="ce13" office:value-type="string">
            <text:p><text:span text:style-name="T5">expr</text:span>( <text:span text:style-name="T5">expr</text:span>, … )</text:p>
          </table:table-cell>
          <table:table-cell office:value-type="string">
            <text:p>As Common</text:p>
          </table:table-cell>
          <table:table-cell office:value-type="string">
            <text:p>( <text:span text:style-name="T5">expr</text:span> <text:span text:style-name="T5">expr</text:span> … )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Postfix apply</text:p>
          </table:table-cell>
          <table:table-cell table:style-name="ce13" office:value-type="string">
            <text:p>postfix</text:p>
          </table:table-cell>
          <table:table-cell table:style-name="ce15" office:value-type="string">
            <text:p>expr.expr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Mixed apply</text:p>
          </table:table-cell>
          <table:table-cell table:style-name="ce13" office:value-type="string">
            <text:p>mixed</text:p>
          </table:table-cell>
          <table:table-cell table:style-name="ce15" office:value-type="string">
            <text:p>expr<text:span text:style-name="T6">.</text:span>expr<text:span text:style-name="T6">(</text:span><text:span text:style-name="T5"> expr</text:span><text:span text:style-name="T6">, … )</text:span>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style-name="Default" office:value-type="string">
            <text:p>prefix update</text:p>
          </table:table-cell>
          <table:table-cell table:style-name="ce13" office:value-type="string">
            <text:p>prefix update</text:p>
          </table:table-cell>
          <table:table-cell table:style-name="ce13" office:value-type="string">
            <text:p><text:span text:style-name="T5">expr</text:span>( <text:span text:style-name="T5">expr</text:span>, … ) <text:span text:style-name="T6">::=</text:span> <text:span text:style-name="T5">expr </text:span><text:span text:style-name="T7">OR</text:span></text:p>
            <text:p><text:span text:style-name="T6">expr =:: </text:span><text:span text:style-name="T10">expr</text:span><text:span text:style-name="T6">( </text:span><text:span text:style-name="T11">expr</text:span><text:span text:style-name="T2">, … )</text:span></text:p>
          </table:table-cell>
          <table:table-cell table:style-name="Default" office:value-type="string">
            <text:p><text:span text:style-name="T5">expr</text:span>( <text:span text:style-name="T5">expr</text:span>, … ) <text:span text:style-name="T6">=</text:span> <text:span text:style-name="T5">expr</text:span></text:p>
          </table:table-cell>
          <table:table-cell office:value-type="string">
            <text:p>(set (<text:span text:style-name="T5">expr</text:span> <text:span text:style-name="T5">expr</text:span> …) <text:span text:style-name="T5">expr</text:span>)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postfix update</text:p>
          </table:table-cell>
          <table:table-cell table:style-name="ce15" office:value-type="string">
            <text:p>expr.expr <text:span text:style-name="T6">::=</text:span> <text:span text:style-name="T11">expr </text:span><text:span text:style-name="T12">OR</text:span></text:p>
            <text:p><text:span text:style-name="T11">expr </text:span><text:span text:style-name="T2">=::</text:span><text:span text:style-name="T11"> expr.expr</text:span></text:p>
          </table:table-cell>
          <table:table-cell table:style-name="ce15" office:value-type="string">
            <text:p>expr.expr <text:span text:style-name="T6">::=</text:span> <text:span text:style-name="T22">expr </text:span>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mixed update</text:p>
          </table:table-cell>
          <table:table-cell table:style-name="ce15" office:value-type="string">
            <text:p>expr<text:span text:style-name="T6">.</text:span>expr<text:span text:style-name="T6">(</text:span><text:span text:style-name="T5"> expr</text:span><text:span text:style-name="T6">, … ) ::= </text:span><text:span text:style-name="T11">expr </text:span><text:span text:style-name="T12">OR</text:span></text:p>
            <text:p><text:span text:style-name="T11">expr </text:span><text:span text:style-name="T2">=::</text:span><text:span text:style-name="T11"> expr.expr( expr, … ) </text:span></text:p>
          </table:table-cell>
          <table:table-cell table:style-name="ce15" office:value-type="string">
            <text:p>expr<text:span text:style-name="T6">.</text:span>expr<text:span text:style-name="T6">(</text:span><text:span text:style-name="T5"> expr</text:span><text:span text:style-name="T6">, … ) ::= </text:span><text:span text:style-name="T11">expr </text:span><text:span text:style-name="T12">OR</text:span></text:p>
            <text:p><text:span text:style-name="T11">expr </text:span><text:span text:style-name="T2">=::</text:span><text:span text:style-name="T11"> expr.expr( expr, … ) </text:span>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method postfix apply</text:p>
          </table:table-cell>
          <table:table-cell office:value-type="string">
            <text:p>method postfix</text:p>
          </table:table-cell>
          <table:table-cell table:style-name="ce15" office:value-type="string">
            <text:p>^expr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office:value-type="string">
            <text:p>method mixed apply</text:p>
          </table:table-cell>
          <table:table-cell office:value-type="string">
            <text:p>method mixed</text:p>
          </table:table-cell>
          <table:table-cell table:style-name="ce16" office:value-type="string">
            <text:p>^expr( expr, ... )</text:p>
          </table:table-cell>
          <table:table-cell office:value-type="string">
            <text:p>As Common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method postfix update</text:p>
          </table:table-cell>
          <table:table-cell table:style-name="ce15" office:value-type="string">
            <text:p>^expr<text:span text:style-name="T6"> ::= </text:span><text:span text:style-name="T5">expr</text:span><text:span text:style-name="T6"> </text:span><text:span text:style-name="T7">OR</text:span></text:p>
            <text:p><text:span text:style-name="T5">expr</text:span><text:span text:style-name="T6"> =:: ^</text:span><text:span text:style-name="T5">expr</text:span></text:p>
          </table:table-cell>
          <table:table-cell office:value-type="string">
            <text:p>As Commo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Application</text:p>
          </table:table-cell>
          <table:table-cell table:style-name="ce9" office:value-type="string">
            <text:p>call apply invoke</text:p>
          </table:table-cell>
          <table:table-cell table:number-columns-repeated="2" office:value-type="string">
            <text:p>method mixed update</text:p>
          </table:table-cell>
          <table:table-cell table:style-name="ce16" office:value-type="string">
            <text:p><text:span text:style-name="T13">^expr( expr, ... )</text:span><text:span text:style-name="T3"> ::= </text:span><text:span text:style-name="T13">expr</text:span><text:span text:style-name="T3"> </text:span><text:span text:style-name="T14">OR</text:span></text:p>
            <text:p><text:span text:style-name="T13">expr</text:span><text:span text:style-name="T3"> =:: ^</text:span><text:span text:style-name="T13">expr</text:span><text:span text:style-name="T3">( </text:span><text:span text:style-name="T13">expr</text:span><text:span text:style-name="T3">, ... )</text:span><text:span text:style-name="T15"> </text:span></text:p>
          </table:table-cell>
          <table:table-cell table:style-name="ce16" office:value-type="string">
            <text:p><text:span text:style-name="T13">^expr</text:span><text:span text:style-name="T3">(</text:span><text:span text:style-name="T13"> expr, ... </text:span><text:span text:style-name="T3">) = </text:span><text:span text:style-name="T13">expr</text:span><text:span text:style-name="T15"> </text:span></text:p>
          </table:table-cell>
          <table:table-cell table:number-columns-repeated="1018"/>
        </table:table-row>
        <table:table-row table:style-name="ro6">
          <table:table-cell office:value-type="string">
            <text:p>Constructors</text:p>
          </table:table-cell>
          <table:table-cell office:value-type="string">
            <text:p>construct make</text:p>
          </table:table-cell>
          <table:table-cell office:value-type="string">
            <text:p>Vector construction</text:p>
          </table:table-cell>
          <table:table-cell office:value-type="string">
            <text:p>vector array</text:p>
          </table:table-cell>
          <table:table-cell table:style-name="ce17" office:value-type="string">
            <text:p>[ <text:span text:style-name="T5">expr</text:span>, ... ]</text:p>
          </table:table-cell>
          <table:table-cell table:style-name="ce17"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structors</text:p>
          </table:table-cell>
          <table:table-cell table:style-name="ce9" office:value-type="string">
            <text:p>construct make</text:p>
          </table:table-cell>
          <table:table-cell office:value-type="string">
            <text:p>List construction (singly linked list)</text:p>
          </table:table-cell>
          <table:table-cell office:value-type="string">
            <text:p>list</text:p>
          </table:table-cell>
          <table:table-cell table:style-name="ce17" office:value-type="string">
            <text:p>[% <text:span text:style-name="T5">expr</text:span>, ... %]</text:p>
          </table:table-cell>
          <table:table-cell table:style-name="ce17" office:value-type="string">
            <text:p>List( expr, ... )</text:p>
          </table:table-cell>
          <table:table-cell office:value-type="string">
            <text:p>(list <text:span text:style-name="T5">expr</text:span>...)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structors</text:p>
          </table:table-cell>
          <table:table-cell table:style-name="ce9" office:value-type="string">
            <text:p>construct make</text:p>
          </table:table-cell>
          <table:table-cell office:value-type="string">
            <text:p>Map construction</text:p>
          </table:table-cell>
          <table:table-cell office:value-type="string">
            <text:p>map dictionary</text:p>
          </table:table-cell>
          <table:table-cell table:style-name="ce17" office:value-type="string">
            <text:p>{ <text:span text:style-name="T5">expr</text:span>, ... }</text:p>
          </table:table-cell>
          <table:table-cell table:style-name="ce17"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structors</text:p>
          </table:table-cell>
          <table:table-cell table:style-name="ce9" office:value-type="string">
            <text:p>construct make</text:p>
          </table:table-cell>
          <table:table-cell office:value-type="string">
            <text:p>Maplet construction</text:p>
          </table:table-cell>
          <table:table-cell office:value-type="string">
            <text:p>maplet arrow</text:p>
          </table:table-cell>
          <table:table-cell table:style-name="ce17" office:value-type="string">
            <text:p><text:span text:style-name="T5">expr</text:span> =&gt; <text:span text:style-name="T5">expr</text:span></text:p>
          </table:table-cell>
          <table:table-cell table:style-name="ce17"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4">
          <table:table-cell office:value-type="string">
            <text:p>Conditionals</text:p>
          </table:table-cell>
          <table:table-cell office:value-type="string">
            <text:p>syntax conditional</text:p>
          </table:table-cell>
          <table:table-cell table:number-columns-repeated="2" office:value-type="string">
            <text:p>if</text:p>
          </table:table-cell>
          <table:table-cell office:value-type="string">
            <text:p>if <text:span text:style-name="T5">expr</text:span> then <text:span text:style-name="T5">stmnts</text:span></text:p>
            <text:p>elseif <text:span text:style-name="T5">expr</text:span> then <text:span text:style-name="T5">stmnts</text:span></text:p>
            <text:p>elseunless <text:span text:style-name="T5">expr</text:span> then <text:span text:style-name="T5">stmnts</text:span></text:p>
            <text:p>else <text:span text:style-name="T5">stmnts</text:span></text:p>
            <text:p>endif</text:p>
          </table:table-cell>
          <table:table-cell office:value-type="string">
            <text:p>if ( <text:span text:style-name="T5">expr</text:span> ) <text:span text:style-name="T5">stmnt</text:span><text:span text:style-name="T6"> else </text:span><text:span text:style-name="T5">stmnt</text:span></text:p>
          </table:table-cell>
          <table:table-cell table:style-name="ce6" office:value-type="string">
            <text:p>(if <text:span text:style-name="T5">expr</text:span><text:span text:style-name="T6"> </text:span><text:span text:style-name="T5">expr</text:span><text:span text:style-name="T6"> … </text:span><text:span text:style-name="T5">expr</text:span><text:span text:style-name="T6">)</text:span></text:p>
            <text:p/>
            <text:p>n.b. cond not supported at the time of writing</text:p>
          </table:table-cell>
          <table:table-cell table:number-columns-repeated="1017"/>
        </table:table-row>
        <table:table-row table:style-name="ro4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unless, equivalent to if not</text:p>
          </table:table-cell>
          <table:table-cell office:value-type="string">
            <text:p>if not unless</text:p>
          </table:table-cell>
          <table:table-cell office:value-type="string">
            <text:p><text:span text:style-name="T16">unless </text:span><text:span text:style-name="T17">expr</text:span><text:span text:style-name="T16"> then </text:span><text:span text:style-name="T17">stmnts</text:span></text:p>
            <text:p><text:span text:style-name="T15">elseif </text:span><text:span text:style-name="T18">expr</text:span><text:span text:style-name="T15"> then </text:span><text:span text:style-name="T18">stmnts</text:span></text:p>
            <text:p><text:span text:style-name="T15">elseunless </text:span><text:span text:style-name="T18">expr</text:span><text:span text:style-name="T15"> then </text:span><text:span text:style-name="T18">stmnts</text:span></text:p>
            <text:p><text:span text:style-name="T15">else </text:span><text:span text:style-name="T18">stmnts</text:span></text:p>
            <text:p><text:span text:style-name="T15">e</text:span><text:span text:style-name="T19">ndunless</text:span></text:p>
          </table:table-cell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8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switch</text:p>
          </table:table-cell>
          <table:table-cell office:value-type="string">
            <text:p>switch case match then else</text:p>
          </table:table-cell>
          <table:table-cell office:value-type="string">
            <text:p>switch <text:span text:style-name="T5">expr</text:span><text:span text:style-name="T20"> </text:span><text:span text:style-name="T21">stmnts</text:span></text:p>
            <text:p><text:span text:style-name="T6">case </text:span><text:span text:style-name="T5">expr</text:span><text:span text:style-name="T6"> then</text:span><text:span text:style-name="T20"> </text:span><text:span text:style-name="T21">stmnts</text:span></text:p>
            <text:p><text:span text:style-name="T6">match </text:span><text:span text:style-name="T5">pattern</text:span><text:span text:style-name="T6"> then</text:span><text:span text:style-name="T20"> </text:span><text:span text:style-name="T21">stmnts</text:span></text:p>
            <text:p><text:span text:style-name="T6">else </text:span><text:span text:style-name="T5">stmnts</text:span></text:p>
            <text:p><text:span text:style-name="T6">endswitch</text:span></text:p>
          </table:table-cell>
          <table:table-cell office:value-type="string">
            <text:p>switch ( <text:span text:style-name="T5">expr</text:span><text:span text:style-name="T6"> ) {</text:span></text:p>
            <text:p><text:span text:style-name="T6">case </text:span><text:span text:style-name="T5">expr</text:span><text:span text:style-name="T6">: </text:span><text:span text:style-name="T5">stmnt</text:span></text:p>
            <text:p><text:span text:style-name="T6">match </text:span><text:span text:style-name="T5">pattern</text:span><text:span text:style-name="T6">: </text:span><text:span text:style-name="T5">stmnt</text:span></text:p>
            <text:p><text:span text:style-name="T6">default: </text:span><text:span text:style-name="T5">stmnt</text:span></text:p>
            <text:p><text:span text:style-name="T6">}</text:span></text:p>
          </table:table-cell>
          <table:table-cell office:value-type="string">
            <text:p>n/a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and, boolean short circuit</text:p>
          </table:table-cell>
          <table:table-cell office:value-type="string">
            <text:p>boolean and short-circuit</text:p>
          </table:table-cell>
          <table:table-cell table:style-name="ce15" office:value-type="string">
            <text:p>expr<text:span text:style-name="T6"> and </text:span>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7"/>
        </table:table-row>
        <table:table-row table:style-name="ro7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or, boolean short circuit</text:p>
          </table:table-cell>
          <table:table-cell office:value-type="string">
            <text:p>or boolean short-circuit</text:p>
          </table:table-cell>
          <table:table-cell table:style-name="ce15" office:value-type="string">
            <text:p>expr<text:span text:style-name="T6"> or </text:span>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3">version 0.10.</text:span>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not, boolean negation</text:p>
          </table:table-cell>
          <table:table-cell office:value-type="string">
            <text:p>boolean negation not</text:p>
          </table:table-cell>
          <table:table-cell office:value-type="string">
            <text:p>not( <text:span text:style-name="T5">expr</text:span><text:span text:style-name="T6"> )</text:span></text:p>
            <text:p><text:span text:style-name="T6"/></text:p>
            <text:p><text:span text:style-name="T6">n.b. Ordinary function call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3">version 0.10.</text:span></text:p>
          </table:table-cell>
          <table:table-cell table:number-columns-repeated="1017"/>
        </table:table-row>
        <table:table-row table:style-name="ro5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absent oriented short-circuit conjunction (&amp;&amp;)</text:p>
          </table:table-cell>
          <table:table-cell office:value-type="string">
            <text:p>absent-oriented <text:s/>and short-circuit</text:p>
          </table:table-cell>
          <table:table-cell table:style-name="ce15" office:value-type="string">
            <text:p>expr <text:span text:style-name="T6">&amp;&amp; </text:span>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3">version 0.10.</text:span>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Conditionals</text:p>
          </table:table-cell>
          <table:table-cell table:style-name="ce9" office:value-type="string">
            <text:p>syntax conditional</text:p>
          </table:table-cell>
          <table:table-cell office:value-type="string">
            <text:p><text:span text:style-name="T3">absent oriented short-</text:span><text:span text:style-name="T4">circuit disjunction (||)</text:span></text:p>
          </table:table-cell>
          <table:table-cell table:style-name="ce14" office:value-type="string">
            <text:p>absent-oriented <text:s/>or short-circuit</text:p>
          </table:table-cell>
          <table:table-cell office:value-type="string">
            <text:p><text:span text:style-name="T5">expr</text:span> || <text:span text:style-name="T5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3">version 0.10.</text:span>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Conditionals</text:p>
          </table:table-cell>
          <table:table-cell table:style-name="ce7" office:value-type="string">
            <text:p>syntax conditional</text:p>
          </table:table-cell>
          <table:table-cell office:value-type="string">
            <text:p>absent-oriented negation (!)</text:p>
          </table:table-cell>
          <table:table-cell table:style-name="ce14" office:value-type="string">
            <text:p>absent-oriented <text:s/>not negation</text:p>
          </table:table-cell>
          <table:table-cell office:value-type="string">
            <text:p>! <text:span text:style-name="T5">expr</text:span></text:p>
          </table:table-cell>
          <table:table-cell table:style-name="ce18" office:value-type="string">
            <text:p>As Common</text:p>
          </table:table-cell>
          <table:table-cell office:value-type="string">
            <text:p>TODO: Not implemented yet. <text:span text:style-name="T15">Planned for </text:span><text:span text:style-name="T23">version 0.10.</text:span></text:p>
          </table:table-cell>
          <table:table-cell table:number-columns-repeated="1017"/>
        </table:table-row>
        <table:table-row table:style-name="ro7">
          <table:table-cell office:value-type="string">
            <text:p>Patterns</text:p>
          </table:table-cell>
          <table:table-cell table:style-name="ce6" office:value-type="string">
            <text:p>syntax pattern</text:p>
          </table:table-cell>
          <table:table-cell office:value-type="string">
            <text:p>Pattern constants</text:p>
          </table:table-cell>
          <table:table-cell office:value-type="string">
            <text:p>constant</text:p>
          </table:table-cell>
          <table:table-cell table:style-name="ce15" office:value-type="string">
            <text:p>constant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>
            <text:p>Pattern variables</text:p>
          </table:table-cell>
          <table:table-cell/>
          <table:table-cell table:style-name="ce15" office:value-type="string">
            <text:p>variabl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>
            <text:p>Match one</text:p>
          </table:table-cell>
          <table:table-cell/>
          <table:table-cell table:style-name="ce15" office:value-type="string">
            <text:p>_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>
            <text:p>Match many</text:p>
          </table:table-cell>
          <table:table-cell/>
          <table:table-cell table:style-name="ce15" office:value-type="string">
            <text:p>…</text:p>
          </table:table-cell>
          <table:table-cell table:style-name="ce15"/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Assign protected patterns</text:p>
          </table:table-cell>
          <table:table-cell/>
          <table:table-cell table:style-name="ce15" office:value-type="string">
            <text:p><text:span text:style-name="T6">val </text:span><text:span text:style-name="T5">pattern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Assign permitted patterns</text:p>
          </table:table-cell>
          <table:table-cell/>
          <table:table-cell table:style-name="ce15" office:value-type="string">
            <text:p><text:span text:style-name="T6">var </text:span><text:span text:style-name="T5">pattern</text:span></text:p>
          </table:table-cell>
          <table:table-cell table:style-name="ce15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Evaluated variables i.e <text:s/>a pattern that matches the value of an expression</text:p>
          </table:table-cell>
          <table:table-cell/>
          <table:table-cell table:style-name="ce10" office:value-type="string">
            <text:p>^<text:span text:style-name="T5">expr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Sequences</text:p>
          </table:table-cell>
          <table:table-cell/>
          <table:table-cell table:style-name="ce15" office:value-type="string">
            <text:p>pattern<text:span text:style-name="T6">, </text:span><text:span text:style-name="T5">…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Parenthesised patterns</text:p>
          </table:table-cell>
          <table:table-cell table:style-name="ce11"/>
          <table:table-cell table:style-name="ce10" office:value-type="string">
            <text:p>(<text:span text:style-name="T6"> </text:span><text:span text:style-name="T5">pattern</text:span><text:span text:style-name="T6"> )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Prefix apply pattern</text:p>
          </table:table-cell>
          <table:table-cell table:style-name="ce11"/>
          <table:table-cell table:style-name="Default" office:value-type="string">
            <text:p><text:span text:style-name="T5">expr</text:span>( <text:span text:style-name="T5">pattern</text:span>, … )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Postfix apply pattern</text:p>
          </table:table-cell>
          <table:table-cell table:style-name="ce11"/>
          <table:table-cell table:style-name="ce15" office:value-type="string">
            <text:p>pattern.expr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Mixed apply pattern</text:p>
          </table:table-cell>
          <table:table-cell table:style-name="ce11"/>
          <table:table-cell table:style-name="ce15" office:value-type="string">
            <text:p><text:span text:style-name="T5">pattern</text:span><text:span text:style-name="T6">.</text:span>expr<text:span text:style-name="T6">(</text:span><text:span text:style-name="T5"> pattern</text:span><text:span text:style-name="T6">, … )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Maplet pattern</text:p>
          </table:table-cell>
          <table:table-cell table:style-name="ce11"/>
          <table:table-cell table:style-name="ce10" office:value-type="string">
            <text:p><text:span text:style-name="T5">pattern</text:span><text:span text:style-name="T6"> =&gt; </text:span><text:span text:style-name="T5">pattern</text:span>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List pattern</text:p>
          </table:table-cell>
          <table:table-cell table:style-name="ce11"/>
          <table:table-cell table:style-name="ce10" office:value-type="string">
            <text:p>[% <text:span text:style-name="T5">pattern</text:span><text:span text:style-name="T6">, … %]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Vector pattern</text:p>
          </table:table-cell>
          <table:table-cell table:style-name="ce11"/>
          <table:table-cell table:style-name="ce10" office:value-type="string">
            <text:p>[ <text:span text:style-name="T5">pattern</text:span>, … ]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Restricted pattern</text:p>
          </table:table-cell>
          <table:table-cell table:style-name="ce11"/>
          <table:table-cell table:style-name="ce10" office:value-type="string">
            <text:p><text:span text:style-name="T5">pattern</text:span><text:span text:style-name="T6"> where </text:span><text:span text:style-name="T5">expr</text:span></text:p>
          </table:table-cell>
          <table:table-cell table:style-name="ce15"/>
          <table:table-cell table:number-columns-repeated="1018"/>
        </table:table-row>
        <table:table-row table:style-name="ro5">
          <table:table-cell table:style-name="ce11" office:value-type="string">
            <text:p>Query, in context <text:span text:style-name="T1">C, C = expr</text:span>|<text:span text:style-name="T1">stmnts</text:span></text:p>
          </table:table-cell>
          <table:table-cell table:style-name="ce11"/>
          <table:table-cell table:style-name="ce11" office:value-type="string">
            <text:p>Binding (variable binding is a special case)</text:p>
          </table:table-cell>
          <table:table-cell table:style-name="ce11"/>
          <table:table-cell table:style-name="ce10" office:value-type="string">
            <text:p><text:span text:style-name="T5">pattern </text:span><text:span text:style-name="T6">:= </text:span><text:span text:style-name="T5">expr </text:span><text:span text:style-name="T7">OR</text:span></text:p>
            <text:p><text:span text:style-name="T5">expr</text:span><text:span text:style-name="T6"> =: </text:span><text:span text:style-name="T5">pattern</text:span></text:p>
          </table:table-cell>
          <table:table-cell table:style-name="ce15" office:value-type="string">
            <text:p><text:span text:style-name="T6">val</text:span><text:span text:style-name="T5"> pattern</text:span><text:span text:style-name="T6"> = </text:span><text:span text:style-name="T5">expr</text:span><text:span text:style-name="T6"> </text:span><text:span text:style-name="T7">OR</text:span></text:p>
            <text:p><text:span text:style-name="T6">var </text:span><text:span text:style-name="T5">pattern</text:span><text:span text:style-name="T6"> = </text:span><text:span text:style-name="T5">expr</text:span></text:p>
          </table:table-cell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From iterator</text:p>
          </table:table-cell>
          <table:table-cell table:style-name="ce11"/>
          <table:table-cell table:style-name="ce10" office:value-type="string">
            <text:p><text:span text:style-name="T5">pattern</text:span> from <text:span text:style-name="T5">expr</text:span> <text:span text:style-name="T5">[</text:span><text:span text:style-name="T6"> by expr </text:span><text:span text:style-name="T5">] [ </text:span><text:span text:style-name="T6">to</text:span> <text:span text:style-name="T5">expr</text:span><text:span text:style-name="T6"> </text:span><text:span text:style-name="T5">]</text:span></text:p>
          </table:table-cell>
          <table:table-cell table:style-name="ce15"/>
          <table:table-cell table:number-columns-repeated="1018"/>
        </table:table-row>
        <table:table-row table:style-name="ro7">
          <table:table-cell table:style-name="ce10" table:number-columns-repeated="2"/>
          <table:table-cell table:style-name="ce11" office:value-type="string">
            <text:p>In iterator, list iteration of members in list</text:p>
          </table:table-cell>
          <table:table-cell table:style-name="ce11"/>
          <table:table-cell table:style-name="ce15" office:value-type="string">
            <text:p>pattern<text:span text:style-name="T6"> in </text:span><text:span text:style-name="T5">expr</text:span></text:p>
          </table:table-cell>
          <table:table-cell table:style-name="ce15"/>
          <table:table-cell table:number-columns-repeated="1018"/>
        </table:table-row>
        <table:table-row table:style-name="ro7">
          <table:table-cell table:style-name="ce10" table:number-columns-repeated="2"/>
          <table:table-cell table:style-name="ce11" office:value-type="string">
            <text:p>Over iterator, map iteration over maplets</text:p>
          </table:table-cell>
          <table:table-cell table:style-name="ce11"/>
          <table:table-cell table:style-name="ce15" office:value-type="string">
            <text:p>pattern <text:span text:style-name="T6">over</text:span><text:span text:style-name="T5"> expr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While controller</text:p>
          </table:table-cell>
          <table:table-cell table:style-name="ce11"/>
          <table:table-cell table:style-name="ce10" office:value-type="string">
            <text:p><text:span text:style-name="T5">[ query ]</text:span> while <text:span text:style-name="T5">expr [</text:span><text:span text:style-name="T6"> then </text:span><text:span text:style-name="T5">C</text:span><text:span text:style-name="T6"> </text:span><text:span text:style-name="T5">]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Until controller</text:p>
          </table:table-cell>
          <table:table-cell table:style-name="ce11"/>
          <table:table-cell table:style-name="ce15" office:value-type="string">
            <text:p>[ query<text:span text:style-name="T6"> ] until</text:span><text:span text:style-name="T5"> expr [</text:span><text:span text:style-name="T6"> then </text:span><text:span text:style-name="T5">C</text:span><text:span text:style-name="T6"> </text:span><text:span text:style-name="T5">]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Query conjunction</text:p>
          </table:table-cell>
          <table:table-cell table:style-name="ce11"/>
          <table:table-cell table:style-name="ce10" office:value-type="string">
            <text:p><text:span text:style-name="T5">query</text:span> &amp; <text:span text:style-name="T5">query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Parallel query</text:p>
          </table:table-cell>
          <table:table-cell table:style-name="ce11"/>
          <table:table-cell table:style-name="ce10" office:value-type="string">
            <text:p><text:span text:style-name="T5">query</text:span> // <text:span text:style-name="T5">query</text:span></text:p>
          </table:table-cell>
          <table:table-cell table:style-name="ce15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1" office:value-type="string">
            <text:p>Query side effect</text:p>
          </table:table-cell>
          <table:table-cell table:style-name="ce11"/>
          <table:table-cell table:style-name="ce10" office:value-type="string">
            <text:p><text:span text:style-name="T5">[ query ]</text:span> do <text:span text:style-name="T5">C</text:span> <text:span text:style-name="T5">[</text:span> finally <text:span text:style-name="T5">C</text:span> <text:span text:style-name="T5">]</text:span>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0" office:value-type="string">
            <text:p>Loops</text:p>
          </table:table-cell>
          <table:table-cell table:style-name="ce10"/>
          <table:table-cell table:style-name="Default" office:value-type="string">
            <text:p>For</text:p>
          </table:table-cell>
          <table:table-cell table:style-name="ce13"/>
          <table:table-cell table:style-name="ce11" office:value-type="string">
            <text:p>for <text:span text:style-name="T5">query</text:span><text:span text:style-name="T6"> endfor</text:span></text:p>
          </table:table-cell>
          <table:table-cell table:style-name="ce15"/>
          <table:table-cell table:number-columns-repeated="1018"/>
        </table:table-row>
        <table:table-row table:style-name="ro6">
          <table:table-cell office:value-type="string">
            <text:p>Functions</text:p>
          </table:table-cell>
          <table:table-cell/>
          <table:table-cell office:value-type="string">
            <text:p>Lambda</text:p>
          </table:table-cell>
          <table:table-cell/>
          <table:table-cell office:value-type="string">
            <text:p>fn <text:span text:style-name="T5">pattern</text:span><text:span text:style-name="T6"> =&gt;&gt; </text:span><text:span text:style-name="T5">expr</text:span><text:span text:style-name="T6"> endfn</text:span></text:p>
          </table:table-cell>
          <table:table-cell office:value-type="string">
            <text:p>function ( <text:span text:style-name="T5">pattern, … </text:span><text:span text:style-name="T6">) { </text:span><text:span text:style-name="T5">stmnts</text:span><text:span text:style-name="T6"> }</text:span>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Named lambda</text:p>
          </table:table-cell>
          <table:table-cell/>
          <table:table-cell office:value-type="string">
            <text:p>fn <text:span text:style-name="T5">apply_pattern</text:span> =&gt;&gt; <text:span text:style-name="T5">expr</text:span> endfn</text:p>
          </table:table-cell>
          <table:table-cell office:value-type="string">
            <text:p>n/a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Definition</text:p>
          </table:table-cell>
          <table:table-cell/>
          <table:table-cell office:value-type="string">
            <text:p>define <text:span text:style-name="T5">apply_pattern</text:span> =&gt;&gt; </text:p>
            <text:p><text:s text:c="4"/><text:span text:style-name="T5">expr</text:span> </text:p>
            <text:p>enddefine</text:p>
          </table:table-cell>
          <table:table-cell office:value-type="string">
            <text:p>function <text:span text:style-name="T5">name</text:span><text:span text:style-name="T6">( </text:span><text:span text:style-name="T5">pattern, … </text:span><text:span text:style-name="T6">) { </text:span><text:span text:style-name="T5">stmnts </text:span><text:span text:style-name="T6">}</text:span></text:p>
          </table:table-cell>
          <table:table-cell table:number-columns-repeated="1018"/>
        </table:table-row>
        <table:table-row table:style-name="ro9" table:number-rows-repeated="104850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2-11-27T23:53:01</meta:creation-date>
    <dc:date>2012-12-01T22:38:43</dc:date>
    <dc:creator>Stephen Leach</dc:creator>
    <meta:editing-duration>P2DT19H45M21S</meta:editing-duration>
    <meta:editing-cycles>100</meta:editing-cycles>
    <meta:generator>LibreOffice/3.5$MacOSX_x86 LibreOffice_project/e0fbe70-dcba98b-297ab39-994e618-0f858f0</meta:generator>
    <meta:document-statistic meta:table-count="2" meta:cell-count="320" meta:object-count="0"/>
  </office:meta>
</office:document-meta>
</file>